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8d018" officeooo:paragraph-rsid="0108d018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daa7a" officeooo:paragraph-rsid="010daa7a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24bec50" officeooo:paragraph-rsid="024bec50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c7d35" officeooo:paragraph-rsid="010c7d35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e7ca8" officeooo:paragraph-rsid="00f4a02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ffcef" officeooo:paragraph-rsid="010ffcef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f6932c" officeooo:paragraph-rsid="00f6932c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15b6b" officeooo:paragraph-rsid="08815b6b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15b6b" officeooo:paragraph-rsid="0881bdee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67392" officeooo:paragraph-rsid="08867392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881bdee" officeooo:paragraph-rsid="0881bdee" style:font-name-asian="Courier New" style:font-size-asian="12pt" style:font-weight-asian="normal" style:font-name-complex="Liberation Mono" style:font-size-complex="12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0daa7a" officeooo:paragraph-rsid="010daa7a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70d7a99" officeooo:paragraph-rsid="08f80dd3" style:font-size-asian="18pt" style:font-weight-asian="bold" style:font-size-complex="18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8f80dd3" officeooo:paragraph-rsid="08f80dd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normal" officeooo:rsid="0742128f" officeooo:paragraph-rsid="074cc7ae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 fo:orphans="0" fo:widows="0"/>
      <style:text-properties fo:font-size="12pt" fo:language="es" fo:country="CO" fo:font-style="normal" fo:font-weight="normal" officeooo:rsid="0618191e" officeooo:paragraph-rsid="073669e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01dda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74a64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94085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93443" officeooo:paragraph-rsid="0909344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3c00d" officeooo:paragraph-rsid="0923c00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161fb" officeooo:paragraph-rsid="093161f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efa3c" officeooo:paragraph-rsid="0911a67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officeooo:paragraph-rsid="09585e6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72cd5c" officeooo:paragraph-rsid="0974a64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8e98e8" officeooo:paragraph-rsid="0994085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8e98e8" officeooo:paragraph-rsid="099878e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8e98e8" officeooo:paragraph-rsid="09ae91e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951448d" officeooo:paragraph-rsid="0951448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ae91e3"/>
    </style:style>
    <style:style style:name="P31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01dda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01dda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style:font-name="Liberation Serif" fo:font-size="12pt" fo:language="es" fo:country="CO" fo:font-weight="normal" officeooo:rsid="0618191e" officeooo:paragraph-rsid="08af4419" style:font-size-asian="12pt" style:font-weight-asian="normal" style:font-size-complex="12pt" style:font-weight-complex="normal"/>
    </style:style>
    <style:style style:name="P34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officeooo:paragraph-rsid="09483f39"/>
    </style:style>
    <style:style style:name="P35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officeooo:paragraph-rsid="09c1891e"/>
    </style:style>
    <style:style style:name="P36" style:family="paragraph" style:parent-style-name="Heading_20_1" style:master-page-name="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style:page-number="auto" fo:background-color="transparent" style:shadow="none">
        <style:tab-stops/>
      </style:paragraph-properties>
      <style:text-properties style:font-name="Liberation Serif" fo:font-size="12pt" fo:language="es" fo:country="CO" fo:font-weight="normal" officeooo:rsid="0618191e" officeooo:paragraph-rsid="09483f39" style:font-size-asian="12pt" style:font-weight-asian="normal" style:font-size-complex="12pt" style:font-weight-complex="normal"/>
    </style:style>
    <style:style style:name="P37" style:family="paragraph" style:parent-style-name="Heading_20_2">
      <style:paragraph-properties fo:text-align="center" style:justify-single-word="false" fo:break-before="page"/>
      <style:text-properties officeooo:rsid="09483f39" officeooo:paragraph-rsid="09483f39"/>
    </style:style>
    <style:style style:name="P38" style:family="paragraph" style:parent-style-name="Heading_20_2">
      <style:paragraph-properties fo:text-align="center" style:justify-single-word="false" fo:break-before="page"/>
      <style:text-properties officeooo:rsid="0976e082" officeooo:paragraph-rsid="0976e082"/>
    </style:style>
    <style:style style:name="P39" style:family="paragraph" style:parent-style-name="Footnote">
      <style:text-properties officeooo:rsid="097a0332" officeooo:paragraph-rsid="098025b7"/>
    </style:style>
    <style:style style:name="P40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173b25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1dcf42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11a67a"/>
    </style:style>
    <style:style style:name="P43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556c05"/>
    </style:style>
    <style:style style:name="P44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547fe1"/>
    </style:style>
    <style:style style:name="P45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382749"/>
    </style:style>
    <style:style style:name="P46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9439eb7"/>
    </style:style>
    <style:style style:name="P47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officeooo:paragraph-rsid="09556c0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officeooo:paragraph-rsid="09585e6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variant="normal" fo:text-transform="none" fo:color="#000514" style:font-name="Liberation Serif" fo:font-size="12pt" fo:letter-spacing="normal" fo:language="es" fo:country="CO" fo:font-style="normal" fo:font-weight="normal" officeooo:rsid="08faa949" officeooo:paragraph-rsid="0923c00d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 style:list-style-name="L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9447b50" officeooo:paragraph-rsid="09447b50"/>
    </style:style>
    <style:style style:name="P51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style:font-name="Liberation Serif" fo:font-size="12pt" fo:language="es" fo:country="CO" fo:font-style="normal" fo:font-weight="normal" officeooo:rsid="0618191e" officeooo:paragraph-rsid="09483f39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loext:graphic-properties draw:fill="none"/>
      <style:paragraph-properties fo:margin-left="1.27cm" fo:margin-right="0cm" fo:margin-top="0cm" fo:margin-bottom="0cm" loext:contextual-spacing="false" fo:line-height="100%" fo:text-align="start" style:justify-single-word="false" fo:orphans="0" fo:widows="0" fo:text-indent="-1.27cm" style:auto-text-indent="false" fo:background-color="transparent" style:shadow="none">
        <style:tab-stops/>
      </style:paragraph-properties>
      <style:text-properties style:font-name="Liberation Serif" fo:font-size="12pt" fo:language="es" fo:country="CO" fo:font-weight="normal" officeooo:rsid="0618191e" officeooo:paragraph-rsid="08af4419" style:font-size-asian="12pt" style:font-weight-asian="normal" style:font-size-complex="12pt" style:font-weight-complex="normal"/>
    </style:style>
    <style:style style:name="T1" style:family="text">
      <style:text-properties officeooo:rsid="005d98df"/>
    </style:style>
    <style:style style:name="T2" style:family="text">
      <style:text-properties officeooo:rsid="0827ca6a"/>
    </style:style>
    <style:style style:name="T3" style:family="text">
      <style:text-properties officeooo:rsid="0881bdee"/>
    </style:style>
    <style:style style:name="T4" style:family="text">
      <style:text-properties officeooo:rsid="08859822"/>
    </style:style>
    <style:style style:name="T5" style:family="text">
      <style:text-properties officeooo:rsid="08f80dd3"/>
    </style:style>
    <style:style style:name="T6" style:family="text">
      <style:text-properties officeooo:rsid="08f90a85"/>
    </style:style>
    <style:style style:name="T7" style:family="text">
      <style:text-properties officeooo:rsid="0901dda9"/>
    </style:style>
    <style:style style:name="T8" style:family="text">
      <style:text-properties officeooo:rsid="0906bd55"/>
    </style:style>
    <style:style style:name="T9" style:family="text">
      <style:text-properties officeooo:rsid="090aeb40"/>
    </style:style>
    <style:style style:name="T1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c6bd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d4c8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de0e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efa3c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fa85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73b2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aeb4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99fe6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b7ae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1dcf4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04c9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09742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1178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8274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a078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b0237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c6ef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3e277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0d0d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1c97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084a9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4810d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4c6a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6dad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eb4f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4f4833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52bce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24c37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52c77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585e6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6e262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b2fd3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bf26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c65fa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ae91e3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04f9c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1a119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4903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4d86e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63a5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74b78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8b0db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514" style:font-name="Liberation Serif" fo:font-size="12pt" fo:letter-spacing="normal" fo:language="es" fo:country="CO" fo:font-style="normal" fo:font-weight="normal" officeooo:rsid="09baa8f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514" style:font-name="Liberation Serif" fo:font-size="12pt" fo:letter-spacing="normal" fo:language="en" fo:country="US" fo:font-style="normal" fo:font-weight="normal" officeooo:rsid="090fa856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officeooo:rsid="09186c28"/>
    </style:style>
    <style:style style:name="T56" style:family="text">
      <style:text-properties officeooo:rsid="0924c370"/>
    </style:style>
    <style:style style:name="T57" style:family="text">
      <style:text-properties officeooo:rsid="092ed8d9"/>
    </style:style>
    <style:style style:name="T58" style:family="text">
      <style:text-properties officeooo:rsid="092f1a1b"/>
    </style:style>
    <style:style style:name="T59" style:family="text">
      <style:text-properties officeooo:rsid="09324e13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87d3117" style:font-style-asian="normal" style:font-style-complex="normal"/>
    </style:style>
    <style:style style:name="T62" style:family="text">
      <style:text-properties fo:font-style="normal" officeooo:rsid="088b0c17" style:font-name-asian="Noto Sans CJK SC Regular" style:font-style-asian="normal" style:font-name-complex="FreeSans" style:font-style-complex="normal"/>
    </style:style>
    <style:style style:name="T63" style:family="text">
      <style:text-properties fo:font-style="normal" officeooo:rsid="09483f39" style:font-name-asian="Noto Sans CJK SC Regular" style:font-style-asian="normal" style:font-name-complex="FreeSans" style:font-style-complex="normal"/>
    </style:style>
    <style:style style:name="T64" style:family="text">
      <style:text-properties fo:font-style="normal" officeooo:rsid="094cd381" style:font-name-asian="Noto Sans CJK SC Regular" style:font-style-asian="normal" style:font-name-complex="FreeSans" style:font-style-complex="normal"/>
    </style:style>
    <style:style style:name="T65" style:family="text">
      <style:text-properties fo:font-style="italic" officeooo:rsid="088b0c17" style:font-name-asian="Noto Sans CJK SC Regular" style:font-style-asian="italic" style:font-name-complex="FreeSans" style:font-style-complex="italic"/>
    </style:style>
    <style:style style:name="T66" style:family="text">
      <style:text-properties officeooo:rsid="09585e6c"/>
    </style:style>
    <style:style style:name="T67" style:family="text">
      <style:text-properties officeooo:rsid="095987e4"/>
    </style:style>
    <style:style style:name="T68" style:family="text">
      <style:text-properties fo:language="en" fo:country="US" officeooo:rsid="0906bd55"/>
    </style:style>
    <style:style style:name="T69" style:family="text">
      <style:text-properties fo:language="en" fo:country="US" officeooo:rsid="0990340a"/>
    </style:style>
    <style:style style:name="T70" style:family="text">
      <style:text-properties officeooo:rsid="09639443"/>
    </style:style>
    <style:style style:name="T71" style:family="text">
      <style:text-properties officeooo:rsid="096e57d2"/>
    </style:style>
    <style:style style:name="T72" style:family="text">
      <style:text-properties officeooo:rsid="0974a649"/>
    </style:style>
    <style:style style:name="T73" style:family="text">
      <style:text-properties officeooo:rsid="097a46ba"/>
    </style:style>
    <style:style style:name="T74" style:family="text">
      <style:text-properties officeooo:rsid="097d657e"/>
    </style:style>
    <style:style style:name="T75" style:family="text">
      <style:text-properties officeooo:rsid="098025b7"/>
    </style:style>
    <style:style style:name="T76" style:family="text">
      <style:text-properties officeooo:rsid="0990340a"/>
    </style:style>
    <style:style style:name="T77" style:family="text">
      <style:text-properties officeooo:rsid="08faa949"/>
    </style:style>
    <style:style style:name="T78" style:family="text">
      <style:text-properties style:font-name="Liberation Serif" fo:font-size="12pt" fo:language="es" fo:country="CO" fo:font-weight="normal" officeooo:rsid="0618191e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language="es" fo:country="CO" fo:font-weight="normal" officeooo:rsid="09c1891e" style:font-size-asian="12pt" style:font-weight-asian="normal" style:font-size-complex="12pt" style:font-weight-complex="normal"/>
    </style:style>
    <style:style style:name="T80" style:family="text">
      <style:text-properties officeooo:rsid="09c32e39"/>
    </style:style>
    <style:style style:name="fr1" style:family="graphic" style:parent-style-name="Frame">
      <style:graphic-properties style:run-through="foreground" style:wrap="parallel" style:number-wrapped-paragraphs="no-limit" style:vertical-pos="middle" style:vertical-rel="page-content" style:horizontal-pos="center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space" fo:text-indent="-0.501cm" fo:margin-left="1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width="18cm" draw:z-index="0">
        <draw:text-box fo:min-height="3.221cm">
          <text:section text:style-name="Sect1" text:name="Portada">
            <text:p text:style-name="P13">Informe sobre el</text:p>
            <text:p text:style-name="P13"><text:span text:style-name="T5">P</text:span>atrón de <text:span text:style-name="T80">los D</text:span>atos <text:span text:style-name="T5">C</text:span>ompartidos</text:p>
            <text:p text:style-name="P14">(Shared-Data Pattern)</text:p>
            <text:p text:style-name="P10"/>
            <text:p text:style-name="P10"/>
            <text:p text:style-name="P10"/>
            <text:p text:style-name="P10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2">Profesor</text:p>
            <text:p text:style-name="P7">Róbinson Coronado García</text:p>
            <text:p text:style-name="P2"/>
            <text:p text:style-name="P2"/>
            <text:p text:style-name="P1"/>
            <text:p text:style-name="P1"/>
            <text:p text:style-name="P12">Alumno<text:span text:style-name="T4">s</text:span></text:p>
            <text:p text:style-name="P3">Oscar Darío Botero Vargas</text:p>
            <text:p text:style-name="P3">C.C. 71’764,308</text:p>
            <text:p text:style-name="P3"/>
            <text:p text:style-name="P8">Kelly Stefanía Tobón Montoya</text:p>
            <text:p text:style-name="P8">C.C. 1,038,814,926 </text:p>
            <text:p text:style-name="P11"/>
            <text:p text:style-name="P11">Juan Guillrmo Hernádez Alarcón</text:p>
            <text:p text:style-name="P9">C.C. 1,0<text:span text:style-name="T3">2</text:span>8,<text:span text:style-name="T3">034</text:span>,<text:span text:style-name="T3">458</text:span> </text:p>
            <text:p text:style-name="P4"/>
            <text:p text:style-name="P4"/>
            <text:p text:style-name="P4"/>
            <text:p text:style-name="P4"/>
            <text:p text:style-name="P2">Universidad de Antioquia</text:p>
            <text:p text:style-name="P5">Curso de <text:span text:style-name="T2">Arquitectura del Software</text:span></text:p>
            <text:p text:style-name="P6">Medellín</text:p>
            <text:p text:style-name="P6"><text:span text:style-name="T6">Diciembre de </text:span>20<text:span text:style-name="T1">20</text:span></text:p>
          </text:section>
        </draw:text-box>
      </draw:frame>
      <text:p text:style-name="P15"/>
      <text:h text:style-name="P31" text:outline-level="2">El patrón de los datos compartidos <text:span text:style-name="T8">(</text:span><text:span text:style-name="T68">Shared-Data Pattern</text:span><text:span text:style-name="T8">) </text:span>intenta solucionar el problema <text:span text:style-name="T7">consistente en almacenar y manipular los datos persistentes que son accedidos por múltiples componentes independientes.</text:span></text:h>
      <text:p text:style-name="P17"/>
      <text:p text:style-name="P21">En este patrón, la interacción está dominada por el intercambio de datos persistentes entre múltiples <text:span text:style-name="T56">componentes que acceden a los datos (tanto para lectura como para escritura) y al menos un almacén con los datos compartidos.</text:span></text:p>
      <text:p text:style-name="P49"/>
      <text:p text:style-name="P20"><text:span text:style-name="T55">El </text:span>sistema <text:span text:style-name="T58">que gestiona </text:span>los datos compartidos <text:span text:style-name="T9">y persistentes:</text:span></text:p>
      <text:list xml:id="list2434007049" text:style-name="L1">
        <text:list-item>
          <text:p text:style-name="P40"><text:span text:style-name="T20">permite el </text:span><text:span text:style-name="T11">acceso a los datos (tanto en lectura como en escritura),</text:span></text:p>
        </text:list-item>
        <text:list-item>
          <text:p text:style-name="P40"><text:span text:style-name="T23">favorece </text:span><text:span text:style-name="T11">la persistencia de los datos,</text:span></text:p>
        </text:list-item>
        <text:list-item>
          <text:p text:style-name="P40"><text:span text:style-name="T18">suministra </text:span><text:span text:style-name="T21">la </text:span><text:span text:style-name="T12">administra</text:span><text:span text:style-name="T16">ción del </text:span><text:span text:style-name="T12">acceso concurrente</text:span><text:span text:style-name="T12"><text:note text:id="ftn1" text:note-class="footnote"><text:note-citation>1</text:note-citation><text:note-body><text:p text:style-name="P39">Se dice que vari<text:span text:style-name="T75">as unidades (bien sea programas de computadora, algoritmos, </text:span>procesos<text:span text:style-name="T73"> o problemas) </text:span>son concurrentes entre sí <text:span text:style-name="T74">si pueden ser ejecutadas en cualquier orden o en un orden parcial, sin que el resultado final se vea afectado. Esto permite la ejecución paralela de esas unidades concurrentes. En términos más técnicos, la concurrencia se refiere a la propiedad de un programa, algoritmo, proceso o problema, de ser descompuesto (desarmado) en componentes o unidades independientes del orden o parcialmente ordenadas.</text:span></text:p></text:note-body></text:note></text:span><text:span text:style-name="T12"> a los datos a través de la </text:span><text:span text:style-name="T19">gestión </text:span><text:span text:style-name="T12">de las transacciones,</text:span></text:p>
        </text:list-item>
        <text:list-item>
          <text:p text:style-name="P41"><text:span text:style-name="T17">provee </text:span><text:span text:style-name="T13">tolerancia a los fallos,</text:span></text:p>
        </text:list-item>
        <text:list-item>
          <text:p text:style-name="P42"><text:span text:style-name="T13">apoya el control de acceso </text:span><text:span text:style-name="T22">(a los datos) </text:span><text:span text:style-name="T13">y</text:span></text:p>
        </text:list-item>
        <text:list-item>
          <text:p text:style-name="P42"><text:span text:style-name="T14">maneja la distribución y </text:span><text:span text:style-name="T15">almacenamiento en memoria intermedia (</text:span><text:span text:style-name="T54">caching</text:span><text:span text:style-name="T15">) </text:span><text:span text:style-name="T14">de los valores de los datos.</text:span></text:p>
        </text:list-item>
      </text:list>
      <text:p text:style-name="P23"/>
      <text:p text:style-name="P29"><text:span text:style-name="T14">L</text:span><text:span text:style-name="T10">os principales elementos constituyentes de este patrón (el de los datos compartidos) son:</text:span></text:p>
      <text:list xml:id="list3143209408" text:style-name="L2">
        <text:list-item>
          <text:p text:style-name="P44"><text:span text:style-name="T66">Los </text:span>componentes que acceden a los datos,</text:p>
        </text:list-item>
        <text:list-item>
          <text:p text:style-name="P44"><text:span text:style-name="T40">El a</text:span><text:span text:style-name="T37">lmacén con los datos compartidos.</text:span><text:span text:style-name="T11"> Las preocupaciones incluyen:</text:span></text:p>
        </text:list-item>
      </text:list>
      <text:list xml:id="list173607868147620" text:continue-list="list2434007049" text:style-name="L1">
        <text:list-item>
          <text:list>
            <text:list-item>
              <text:p text:style-name="P47">los tipos de datos almacenados,</text:p>
            </text:list-item>
            <text:list-item>
              <text:p text:style-name="P47">las propiedades orientadas al rendimiento de los datos,</text:p>
            </text:list-item>
            <text:list-item>
              <text:p text:style-name="P47">la distribución de datos y</text:p>
            </text:list-item>
            <text:list-item>
              <text:p text:style-name="P43"><text:span text:style-name="T11">el número </text:span><text:span text:style-name="T39">permitido </text:span><text:span text:style-name="T11">de </text:span><text:span text:style-name="T38">componentes que acceden a los datos</text:span><text:span text:style-name="T11">.</text:span></text:p>
            </text:list-item>
          </text:list>
        </text:list-item>
      </text:list>
      <text:list xml:id="list173607314067996" text:continue-list="list3143209408" text:style-name="L2">
        <text:list-item>
          <text:p text:style-name="P48"><text:span text:style-name="T67">Los c</text:span>onector<text:span text:style-name="T71">es</text:span> de lectura y escritura de datos. Una elección importante aquí es si el conector es transaccional o no, así como el lenguaje de lectura / escritura, los protocolos y la semántica.</text:p>
        </text:list-item>
      </text:list>
      <text:p text:style-name="P24"/>
      <text:p text:style-name="P25">El <text:span text:style-name="T70">almacén con los datos compartidos </text:span>también debe de <text:span text:style-name="T72">ser consciente de cuales elementos de acceso a los datos están conectados a qué almacenes de datos.</text:span></text:p>
      <text:p text:style-name="P18"/>
      <text:p text:style-name="P22">Aunque la compartición <text:span text:style-name="T59">(intercambio) </text:span>de datos <text:span text:style-name="T59">es una tarea crítica para la mayoría de los sistemas grandes y complejos, hay un número de problemas potenciales asociados con este patrón, como:</text:span></text:p>
      <text:list xml:id="list2459275322" text:style-name="L3">
        <text:list-item>
          <text:p text:style-name="P45"><text:span text:style-name="T24">El almacén con los datos compartidos pu</text:span><text:span text:style-name="T25">e</text:span><text:span text:style-name="T24">de ser un cuello de botella en cuanto al desempeño </text:span><text:span text:style-name="T26">(rendimiento). </text:span><text:span text:style-name="T35">D</text:span><text:span text:style-name="T27">ebido a esto la optimización del desempeño ha sido un tema común en la investigación <text:s/>de base de datos.</text:span></text:p>
        </text:list-item>
        <text:list-item>
          <text:p text:style-name="P46"><text:span text:style-name="T24">El almacén con los datos compartidos </text:span><text:span text:style-name="T28">también </text:span><text:span text:style-name="T30">es </text:span><text:span text:style-name="T28">potencialmente un ú</text:span><text:span text:style-name="T29">nico </text:span><text:span text:style-name="T28">punto de falla</text:span><text:span text:style-name="T31">.</text:span></text:p>
        </text:list-item>
        <text:list-item>
          <text:p text:style-name="P50"><text:span text:style-name="T34">Además</text:span><text:span text:style-name="T10">, los productores y consumidores </text:span><text:span text:style-name="T32">de los datos compartidos pueden estar fuertemente acoplados </text:span><text:span text:style-name="T36">(estrechamente vinculados) </text:span><text:span text:style-name="T33">a través de su conocimiento de la estructura de los datos compartidos.</text:span></text:p>
        </text:list-item>
      </text:list>
      <text:p text:style-name="P17"/>
      <text:p text:style-name="P27">El patrón de los datos compartidos es útil <text:span text:style-name="T77">cuando </text:span>varios ítems de datos <text:span text:style-name="T76">son persistentes y tienen múltiples componentes que los usan (</text:span><text:span text:style-name="T69">multiple accessors</text:span><text:span text:style-name="T76">). El uso de este patrón tiene el efecto de desacoplar al productor de los datos del consumidor de los datos; por consiguiente, este patrón apoya la </text:span><text:soft-page-break/><text:span text:style-name="T76">capacidad de hacer modificaciones, </text:span>ya que los productores no tienen conocimiento directo de los consumidores. La consolidación de los datos en una o más ubicaciones y el acceso a ellos de manera común facilita el ajuste del rendimiento.</text:p>
      <text:p text:style-name="P26"/>
      <text:p text:style-name="P26">Los análisis asociados con este patrón generalmente se centran en cualidades como la coherencia de los datos, el rendimiento, la seguridad, la privacidad, la disponibilidad, la escalabilidad y la compatibilidad con, por ejemplo, los repositorios existentes y sus datos.</text:p>
      <text:p text:style-name="P26"/>
      <text:p text:style-name="P30"><text:span text:style-name="T42">Cuando un sistema tiene más de un almacén de datos, un</text:span><text:span text:style-name="T43">a preocupación arquitectónica clave </text:span><text:span text:style-name="T44">es la proyección de los datos </text:span><text:span text:style-name="T45">y el cálculo de los datos. El uso de múltiples </text:span><text:span text:style-name="T46">almacenes pu</text:span><text:span text:style-name="T52">e</text:span><text:span text:style-name="T46">de </text:span><text:span text:style-name="T52">ocurrir </text:span><text:span text:style-name="T46">debido a que los datos están naturalmente, o históricamente, particionados en almacenes </text:span><text:span text:style-name="T53">s</text:span><text:span text:style-name="T46">eparados. En otros casos los datos puede ser replicados </text:span><text:span text:style-name="T47">sobre algunos almacenes para mejorar el desempeño o la disponibilidad </text:span><text:span text:style-name="T48">a través de la redundancia. </text:span><text:span text:style-name="T49">Tales elecciones pueden afectar fuertemente la c</text:span><text:span text:style-name="T50">u</text:span><text:span text:style-name="T49">alidades notadas </text:span><text:span text:style-name="T51">(mencionadas) </text:span><text:span text:style-name="T49">arriba.</text:span></text:p>
      <text:p text:style-name="P28"/>
      <text:p text:style-name="P26"/>
      <text:p text:style-name="P26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h text:style-name="P32" text:outline-level="2"/>
      <text:h text:style-name="P32" text:outline-level="2"/>
      <text:h text:style-name="P38" text:outline-level="2">Referencias</text:h>
      <text:h text:style-name="P37" text:outline-level="2">Bibliografía</text:h>
      <text:p text:style-name="P16"/>
      <text:h text:style-name="P36" text:outline-level="1"><text:span text:style-name="T61">Len Bass, Paul Clements y Rick Kazman (</text:span><text:span text:style-name="T63">2013</text:span><text:span text:style-name="T61">)</text:span><text:span text:style-name="T60"> </text:span><text:span text:style-name="T65">Software Architecture in Practice</text:span><text:span text:style-name="T62"> </text:span><text:span text:style-name="T64">(</text:span><text:span text:style-name="T65">Third Edition</text:span><text:span text:style-name="T64">)</text:span><text:span text:style-name="T60">. Pearson Education.</text:span></text:h>
      <text:p text:style-name="P51"/>
      <text:p text:style-name="P34"><text:span text:style-name="T78">Concurrent computing. (4 de diciembre de 2020). En Wikipedia. </text:span><text:a xlink:type="simple" xlink:href="https://en.wikipedia.org/w/index.php?title=Concurrent_computing&amp;oldid=992288651" text:style-name="Internet_20_link" text:visited-style-name="Visited_20_Internet_20_Link">https://en.wikipedia.org/w/index.php?title=Concurrent_computing&amp;oldid=992288651</text:a></text:p>
      <text:p text:style-name="P33"/>
      <text:p text:style-name="P35"><text:span text:style-name="T78">Concurrency (computer science). (</text:span><text:span text:style-name="T79">2</text:span><text:span text:style-name="T78"> de diciembre de 2020). En Wikipedia. </text:span><text:a xlink:type="simple" xlink:href="https://en.wikipedia.org/w/index.php?title=Concurrency_(computer_science)&amp;oldid=991905869" text:style-name="Internet_20_link" text:visited-style-name="Visited_20_Internet_20_Link">https://en.wikipedia.org/w/index.php?title=Concurrency_(computer_science)&amp;oldid=991905869</text:a></text:p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Darío Botero Vargas</meta:initial-creator>
    <meta:creation-date>2019-12-15T15:55:36.764007651</meta:creation-date>
    <dc:date>2020-12-07T17:34:38.165030627</dc:date>
    <meta:editing-duration>P4DT13H6M46S</meta:editing-duration>
    <meta:editing-cycles>2246</meta:editing-cycles>
    <meta:generator>LibreOffice/6.1.5.2$Linux_X86_64 LibreOffice_project/10$Build-2</meta:generator>
    <dc:creator>Oscar Darío Botero Vargas</dc:creator>
    <meta:document-statistic meta:table-count="0" meta:image-count="0" meta:object-count="0" meta:page-count="5" meta:paragraph-count="47" meta:word-count="744" meta:character-count="4910" meta:non-whitespace-character-count="4226"/>
  </office:meta>
</office:document-meta>
</file>